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2.844cm" presentation:class="title" presentation:user-transformed="true">
          <draw:text-box>
            <text:p>CAPSTONE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OT STREAM COMPOSITION FOR ANALYTICS</text:p>
            <text:p/>
            <text:p>STUDENTS: </text:p>
            <text:p>MIKE MCMULLEN &amp; HART SINTERHAUF</text:p>
            <text:p/>
            <text:p>SPONSOR:</text:p>
            <text:p>TIAN ZHA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RAND VI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te a stream agnostic, purely functional Nodejs library, available in npm, for supporting various streaming encodings for functional composition of streams into pipes which can calculate point based and window KPI's </text:p>
              </text:list-item>
              <text:list-item>
                <text:p>Would allow for rapid prototyping of IOT applications </text:p>
              </text:list-item>
              <text:list-item>
                <text:p>Use functional reactive programming after Node.js streaming proof of concept is deemed feas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D OF SEMESTER 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ploratory analysis for Functional Reactive Programming as a solution. </text:p>
              </text:list-item>
              <text:list-item>
                <text:p>Create a Node.js streaming module, using both declarative and imperative paradigms, which allow a user to compose streams into kpi calculation pipes using a notation similar to the kpi formulas. </text:p>
              </text:list-item>
              <text:list-item>
                <text:p>Implement basic Node.js MQTT clients with an Node.js server(Express) backend for processing the streams into KPI calculation pipes </text:p>
              </text:list-item>
              <text:list-item>
                <text:p>Hopefully connect this backend data processing server to the front end being designed by Team 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DE.JS (STREAMS, MULTIPIPE, HIGHLAND, RADIOACTIVE)</text:p>
              </text:list-item>
              <text:list-item>
                <text:p>MQTT</text:p>
              </text:list-item>
              <text:list-item>
                <text:p>FUNCTIONAL REACTIVE PROGRAMM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 FA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ART: BEEN TO 27 DIFFERENT COUNTRIES BEFORE I TURNED 8 YEAR OLD </text:p>
              </text:list-item>
              <text:list-item>
                <text:p>MIKE: TRANSFER STUDENT FROM OSHKOSH, I SWITCHED MAJORS 3 TIMES TO GET MORE CODING IN MY CURRICULU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1:17:44.631519352</meta:creation-date>
    <dc:date>2019-02-06T11:30:30.790990570</dc:date>
    <meta:editing-duration>PT12M43S</meta:editing-duration>
    <meta:editing-cycles>6</meta:editing-cycles>
    <meta:generator>LibreOffice/5.1.6.2$Linux_X86_64 LibreOffice_project/10m0$Build-2</meta:generator>
    <meta:document-statistic meta:object-count="41"/>
  </office:meta>
</office:document-meta>
</file>